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0000001283EB6CAC5A1D1646C.png" manifest:media-type="image/png"/>
  <manifest:file-entry manifest:full-path="Pictures/10000201000000940000011C0BADE89B8350CD60.png" manifest:media-type="image/png"/>
  <manifest:file-entry manifest:full-path="Pictures/100000000000015300000358D9403E134BA18F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27cm" fo:min-width="4.923cm"/>
    </style:style>
    <style:style style:name="gr2" style:family="graphic" style:parent-style-name="Object_20_with_20_no_20_fill_20_and_20_no_20_line">
      <style:graphic-properties draw:fill="bitmap" draw:fill-image-name="Bitmap_20_3" style:repeat="stretch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Bitmap_20_3" style:repeat="stretch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5.524cm" draw:transform="rotate (1.58685335591324) translate (3.16cm 13.426cm)">
          <text:p/>
          <draw:enhanced-geometry svg:viewBox="0 0 21600 21600" draw:glue-points="?f6 10800 10800 21600 ?f5 10800 10800 0" draw:text-areas="?f3 ?f3 ?f4 ?f4" draw:type="trapezoid" draw:modifiers="3903.736780258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page2" draw:style-name="dp1" draw:master-page-name="Default">
        <draw:path draw:style-name="gr2" draw:text-style-name="P2" draw:layer="layout" svg:width="3.573cm" svg:height="6.757cm" svg:x="11.414cm" svg:y="7.069cm" svg:viewBox="0 0 3574 6758" svg:d="M0 6758c0-2253 0-4505 0-6758 1191 0 2383 0 3574 0 0 2253 0 4505 0 6758-1191 0-2383 0-3574 0z">
          <text:p/>
        </draw:path>
        <draw:path draw:style-name="gr2" draw:text-style-name="P2" draw:layer="layout" svg:width="3.573cm" svg:height="6.757cm" svg:x="7.215cm" svg:y="7.069cm" svg:viewBox="0 0 3574 6758" svg:d="M0 6758c0-2253 0-4505 0-6758 1191 0 2383 0 3574 0 0 2253 0 4505 0 6758-1191 0-2383 0-3574 0z">
          <text:p/>
        </draw:path>
        <draw:frame draw:style-name="gr3" draw:text-style-name="P3" draw:layer="layout" svg:width="3.973cm" svg:height="10.033cm" svg:x="2.615cm" svg:y="5.191cm">
          <draw:image xlink:href="Pictures/100000000000015300000358D9403E134BA18F0B.png" xlink:type="simple" xlink:show="embed" xlink:actuate="onLoad">
            <text:p/>
          </draw:image>
        </draw:frame>
        <draw:line draw:style-name="gr4" draw:text-style-name="P1" draw:layer="layout" svg:x1="20.731cm" svg:y1="10.779cm" svg:x2="26.065cm" svg:y2="10.779cm">
          <text:p/>
        </draw:line>
        <draw:g>
          <svg:title>TexMaths</svg:title>
          <svg:desc>14§display§1 \times 40 \times 40
§svg§600§FALSE§</svg:desc>
          <draw:polygon draw:style-name="gr5" draw:text-style-name="P4" draw:layer="layout" svg:width="2.425cm" svg:height="0.357cm" svg:x="2.765cm" svg:y="4.003cm" svg:viewBox="0 0 2426 358" draw:points="1214,358 0,358 0,0 2426,0 2426,358">
            <text:p/>
          </draw:polygon>
          <draw:path draw:style-name="gr6" draw:text-style-name="P5" draw:layer="layout" svg:width="0.163cm" svg:height="0.328cm" svg:x="2.808cm" svg:y="3.992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3.19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3.623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3.87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  <draw:path draw:style-name="gr6" draw:text-style-name="P5" draw:layer="layout" svg:width="0.238cm" svg:height="0.237cm" svg:x="4.28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4.714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4.96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7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7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8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8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8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9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9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9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11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11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2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2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2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13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3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3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1 \times 28 \times 28
§svg§600§FALSE§</svg:desc>
          <draw:polygon draw:style-name="gr5" draw:text-style-name="P4" draw:layer="layout" svg:width="2.425cm" svg:height="0.358cm" svg:x="16.765cm" svg:y="3.998cm" svg:viewBox="0 0 2426 359" draw:points="1214,359 0,359 0,0 2426,0 2426,359">
            <text:p/>
          </draw:polygon>
          <draw:path draw:style-name="gr6" draw:text-style-name="P5" draw:layer="layout" svg:width="0.163cm" svg:height="0.328cm" svg:x="16.808cm" svg:y="3.987cm" svg:viewBox="0 0 164 329" svg:d="M102 13c0-12 0-13-11-13-31 32-76 32-91 32v16c10 0 39 0 64-14v256c0 18-1 24-46 24h-15v15c18-1 60-1 81-1 20 0 63 0 80 1v-15h-16c-44 0-46-6-46-24z">
            <text:p/>
          </draw:path>
          <draw:path draw:style-name="gr6" draw:text-style-name="P5" draw:layer="layout" svg:width="0.238cm" svg:height="0.237cm" svg:x="17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7.634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7.875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8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8.725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8.96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</draw:g>
        <draw:g>
          <svg:title>TexMaths</svg:title>
          <svg:desc>14§display§1 \times 784
§svg§600§FALSE§</svg:desc>
          <draw:polygon draw:style-name="gr5" draw:text-style-name="P4" draw:layer="layout" svg:width="1.581cm" svg:height="0.357cm" svg:x="22.767cm" svg:y="4.005cm" svg:viewBox="0 0 1582 358" draw:points="791,358 0,358 0,0 1582,0 1582,358">
            <text:p/>
          </draw:polygon>
          <draw:path draw:style-name="gr6" draw:text-style-name="P5" draw:layer="layout" svg:width="0.163cm" svg:height="0.328cm" svg:x="22.81cm" svg:y="3.994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23.194cm" svg:y="4.079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2cm" svg:height="0.343cm" svg:x="23.639cm" svg:y="3.988cm" svg:viewBox="0 0 213 344" svg:d="M209 34c4-7 4-7 4-19h-121c-60 0-61-5-63-15h-12l-17 102h13c1-8 5-39 12-45 3-4 42-4 48-4h103c-5 9-44 63-56 79-44 67-61 135-61 186 0 4 0 26 24 26 22 0 22-22 22-26v-26c0-26 1-54 6-81 1-11 8-53 30-84z">
            <text:p/>
          </draw:path>
          <draw:path draw:style-name="gr6" draw:text-style-name="P5" draw:layer="layout" svg:width="0.205cm" svg:height="0.339cm" svg:x="23.877cm" svg:y="3.994cm" svg:viewBox="0 0 206 340" svg:d="M60 104c-22-16-25-33-25-41 0-29 32-50 67-50 37 0 69 25 69 61 0 28-20 52-49 69zM132 150c36-18 60-44 60-76 0-46-44-74-88-74-51 0-90 36-90 83 0 8 0 30 21 54 6 6 24 18 36 27-29 14-71 42-71 91 0 51 50 85 102 85 56 0 104-41 104-94 0-18-6-40-24-61-10-10-18-16-50-35zM83 171l61 39c14 8 37 24 37 53 0 38-37 63-77 63-44 0-79-31-79-71 0-30 16-61 58-84z">
            <text:p/>
          </draw:path>
          <draw:path draw:style-name="gr6" draw:text-style-name="P5" draw:layer="layout" svg:width="0.219cm" svg:height="0.333cm" svg:x="24.117cm" svg:y="3.988cm" svg:viewBox="0 0 220 334" svg:d="M132 253v42c0 18-2 24-38 24h-10v15c20-1 46-1 67-1 20 0 46 0 67 1v-15h-11c-36 0-38-6-38-24v-42h51v-15h-51v-225c0-10 0-13-7-13-5 0-7 0-9 6l-153 232v15zM134 238h-120l120-185z">
            <text:p/>
          </draw:path>
        </draw:g>
        <draw:frame draw:style-name="gr3" draw:text-style-name="P3" draw:layer="layout" svg:width="2.413cm" svg:height="6.095cm" svg:x="16.896cm" svg:y="7.292cm">
          <draw:image xlink:href="Pictures/100000000000015300000358D9403E134BA18F0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3" draw:layer="layout" svg:width="23.706cm" svg:height="7.831cm" svg:x="1.762cm" svg:y="1.551cm">
          <draw:image xlink:href="Pictures/1000020100000380000001283EB6CAC5A1D164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201000000940000011C0BADE89B8350CD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2:30:43.370335772</meta:creation-date>
    <dc:date>2018-04-21T14:04:55.497656190</dc:date>
    <meta:editing-duration>PT1H23M51S</meta:editing-duration>
    <meta:editing-cycles>2</meta:editing-cycles>
    <meta:generator>LibreOffice/5.1.6.2$Linux_X86_64 LibreOffice_project/10m0$Build-2</meta:generator>
    <meta:document-statistic meta:object-count="50"/>
  </office:meta>
</office:document-meta>
</file>